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4477AA50CE2A87D9.png" manifest:media-type="image/png"/>
  <manifest:file-entry manifest:full-path="Pictures/100073ED00009698000054AB7D04B82717649E2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506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draw:auto-grow-height="true" fo:min-height="3.067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r6" style:family="presentation" style:parent-style-name="Vintage-title">
      <style:graphic-properties fo:min-height="3.067cm"/>
    </style:style>
    <style:style style:name="pr7" style:family="presentation" style:parent-style-name="Vintage-outline1">
      <style:graphic-properties fo:min-height="5.559cm"/>
    </style:style>
    <style:style style:name="P1" style:family="paragraph">
      <style:text-properties style:font-name="Purisa" fo:font-style="normal" fo:font-weight="bold" style:font-style-asian="normal" style:font-weight-asian="bold" style:font-style-complex="normal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center" fo:text-indent="0cm">
        <style:tab-stops>
          <style:tab-stop style:position="0.616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text-align="start"/>
      <style:text-properties fo:font-size="72pt" style:font-size-asian="72pt" style:font-size-complex="72pt"/>
    </style:style>
    <style:style style:name="P13" style:family="paragraph">
      <style:paragraph-properties fo:margin-top="0cm" fo:margin-bottom="0cm" fo:line-height="100%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margin-top="0cm" fo:margin-bottom="0cm" fo:line-height="100%"/>
      <style:text-properties fo:font-size="60pt" style:font-size-asian="60pt" style:font-size-complex="60pt"/>
    </style:style>
    <style:style style:name="P16" style:family="paragraph">
      <style:text-properties fo:font-size="60pt" style:font-size-asian="60pt" style:font-size-complex="60pt"/>
    </style:style>
    <style:style style:name="P17" style:family="paragraph">
      <style:paragraph-properties fo:margin-top="0cm" fo:margin-bottom="0cm" fo:line-height="100%" fo:text-align="center"/>
      <style:text-properties fo:font-size="44pt" style:font-size-asian="44pt" style:font-size-complex="44pt"/>
    </style:style>
    <style:style style:name="P18" style:family="paragraph">
      <style:paragraph-properties fo:margin-top="0cm" fo:margin-bottom="0cm" fo:line-height="100%" fo:text-align="center"/>
      <style:text-properties fo:font-size="48pt" fo:font-style="italic" style:font-size-asian="48pt" style:font-style-asian="italic" style:font-size-complex="48pt" style:font-style-complex="italic"/>
    </style:style>
    <style:style style:name="P19" style:family="paragraph">
      <style:paragraph-properties fo:text-align="center"/>
      <style:text-properties fo:font-size="48pt" fo:font-style="italic" style:font-size-asian="48pt" style:font-style-asian="italic" style:font-size-complex="48pt" style:font-style-complex="italic"/>
    </style:style>
    <style:style style:name="T1" style:family="text">
      <style:text-properties style:font-name="Purisa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4" style:family="text">
      <style:text-properties fo:font-size="60pt" style:font-size-asian="60pt" style:font-size-complex="60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pp first page" draw:style-name="dp1" draw:master-page-name="Vintage" presentation:presentation-page-layout-name="AL1T19">
        <office:forms form:automatic-focus="false" form:apply-design-mode="false"/>
        <draw:frame presentation:style-name="pr1" draw:text-style-name="P1" draw:layer="layout" svg:width="25.199cm" svg:height="8.333cm" svg:x="1.8cm" svg:y="5.297cm" presentation:class="title" presentation:user-transformed="true">
          <draw:text-box>
            <text:p text:style-name="P1"><text:span text:style-name="T1">Shoe Catalogue</text:span><text:span text:style-name="T1"><text:line-break/></text:span><text:span text:style-name="T1">Applic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HTML" draw:style-name="dp1" draw:master-page-name="Vintage" presentation:presentation-page-layout-name="AL2T1">
        <draw:frame presentation:style-name="pr3" draw:layer="layout" svg:width="22.5cm" svg:height="3.067cm" svg:x="1.4cm" svg:y="0.8cm" presentation:class="title">
          <draw:text-box>
            <text:p>HTML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CSS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CSS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cases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Test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arch for a single stock shoe</text:p>
              </text:list-item>
              <text:list-item>
                <text:p>search for all shoe with (NAME)</text:p>
              </text:list-item>
              <text:list-item>
                <text:p>Adding a new stock</text:p>
              </text:list-item>
              <text:list-item>
                <text:p>Add all total stock shoes with (NAME)</text:p>
              </text:list-item>
              <text:list-item>
                <text:p>ordering from the stock</text:p>
              </text:list-item>
              <text:list-item>
                <text:p>canceling order ma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.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list text:style-name="L1">
              <text:list-header>
                <text:p text:style-name="P4"><text:span text:style-name="T2">search for a single stock shoe</text:span></text:p>
              </text:list-header>
            </text:list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5"><text:span text:style-name="T3">search</text:span><text:span text:style-name="T4"> Factory function instance</text:span></text:p>
              </text:list-item>
              <text:list-item>
                <text:p text:style-name="P5"><text:span text:style-name="T3">stock</text:span><text:span text:style-name="T4"> with list of objects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tock variable" draw:style-name="dp1" draw:master-page-name="Vintage" presentation:presentation-page-layout-name="AL3T18">
        <draw:frame presentation:style-name="pr6" draw:layer="layout" svg:width="22.5cm" svg:height="3.067cm" svg:x="1.4cm" svg:y="0.8cm" presentation:class="title">
          <draw:text-box>
            <text:p>Var stock =[ </text:p>
          </draw:text-box>
        </draw:frame>
        <draw:frame presentation:style-name="pr7" draw:layer="layout" svg:width="12.297cm" svg:height="5.809cm" svg:x="1.4cm" svg:y="5.066cm" presentation:class="outline">
          <draw:text-box>
            <text:list text:style-name="L2">
              <text:list-header>
                <text:p>{</text:p>
                <text:p><text:s text:c="12"/>brand : 'vovo',</text:p>
                <text:p><text:s text:c="12"/>color : 'white',</text:p>
                <text:p><text:s text:c="12"/>size : 4,</text:p>
                <text:p><text:s text:c="12"/>in_stock : 8</text:p>
                <text:p>},</text:p>
              </text:list-header>
            </text:list>
          </draw:text-box>
        </draw:frame>
        <draw:frame presentation:style-name="pr7" draw:layer="layout" svg:width="12.297cm" svg:height="5.809cm" svg:x="14.313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black',</text:p>
                <text:p><text:s text:c="12"/>size : 6,</text:p>
                <text:p><text:s text:c="12"/>in_stock : 15</text:p>
                <text:p>},</text:p>
              </text:list-header>
            </text:list>
          </draw:text-box>
        </draw:frame>
        <draw:frame presentation:style-name="pr7" draw:layer="layout" svg:width="12.297cm" svg:height="5.809cm" svg:x="14.313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r : 'white',</text:p>
                <text:p><text:s text:c="12"/>size : 5,</text:p>
                <text:p><text:s text:c="12"/>in_stock : 9</text:p>
                <text:p><text:s/>}</text:p>
              </text:list-header>
            </text:list>
          </draw:text-box>
        </draw:frame>
        <draw:frame presentation:style-name="pr7" draw:layer="layout" svg:width="12.297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r : 'pink',</text:p>
                <text:p><text:s text:c="12"/>size <text:s/>: 4,</text:p>
                <text:p><text:s text:c="12"/>in_stock : 5</text:p>
                <text:p>},</text:p>
              </text:list-header>
            </text:list>
          </draw:text-box>
        </draw:frame>
        <draw:frame presentation:style-name="pr6" draw:layer="layout" svg:width="22.5cm" svg:height="3.067cm" svg:x="3.1cm" svg:y="17.533cm" presentation:class="title" presentation:user-transformed="true">
          <draw:text-box>
            <text:p>] 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 test1" draw:style-name="dp1" draw:master-page-name="Vintage" presentation:presentation-page-layout-name="AL4T3">
        <draw:frame presentation:style-name="pr3" draw:text-style-name="P4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 text:style-name="P4"><text:span text:style-name="T2">search for a single stock shoe</text:span><text:span text:style-name="T2"><text:line-break/></text:span><text:span text:style-name="T5">Test 1</text:span></text:p>
              </text:list-header>
            </text:list>
          </draw:text-box>
        </draw:frame>
        <draw:frame presentation:style-name="pr7" draw:layer="layout" svg:width="13.2cm" svg:height="12.179cm" svg:x="1.4cm" svg:y="5.066cm" presentation:class="outline" presentation:user-transformed="true">
          <draw:text-box>
            <text:list text:style-name="L2">
              <text:list-header>
                <text:p text:style-name="P6"><text:span text:style-name="T6">Test</text:span> </text:p>
                <text:p text:style-name="P7"><text:span text:style-name="T4">brand : amateki </text:span></text:p>
                <text:p text:style-name="P7"><text:span text:style-name="T4">color: black </text:span></text:p>
                <text:p text:style-name="P7"><text:span text:style-name="T4">Size :6</text:span></text:p>
                <text:p text:style-name="P7"><text:span text:style-name="T4"/></text:p>
                <text:p text:style-name="P8"><text:span text:style-name="T7">searchShoe('amateki', 'black', 6)</text:span></text:p>
              </text:list-header>
            </text:list>
          </draw:text-box>
        </draw:frame>
        <draw:frame presentation:style-name="pr4" draw:layer="layout" svg:width="11.41cm" svg:height="12.179cm" svg:x="15.2cm" svg:y="5.066cm" presentation:class="outline" presentation:user-transformed="true">
          <draw:text-box>
            <text:list text:style-name="L2">
              <text:list-header>
                <text:p text:style-name="P9"><text:span text:style-name="T6">Expected</text:span></text:p>
                <text:p><text:span text:style-name="T8">{</text:span></text:p>
                <text:p><text:span text:style-name="T8">brand : 'amateki',</text:span></text:p>
                <text:p><text:span text:style-name="T8">color : 'black',</text:span></text:p>
                <text:p><text:span text:style-name="T8">size : 6,</text:span></text:p>
                <text:p><text:span text:style-name="T8">in_stock : 15</text:span></text:p>
                <text:p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 Test 2" draw:style-name="dp1" draw:master-page-name="Vintage" presentation:presentation-page-layout-name="AL4T3">
        <draw:frame presentation:style-name="pr6" draw:text-style-name="P10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 text:style-name="P4"><text:span text:style-name="T2">search for a single stock shoe</text:span><text:span text:style-name="T2"><text:line-break/></text:span><text:span text:style-name="T5">Test 2</text:span></text:p>
              </text:list-header>
            </text:list>
          </draw:text-box>
        </draw:frame>
        <draw:frame presentation:style-name="pr4" draw:text-style-name="P9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6"><text:span text:style-name="T6">Test</text:span> </text:p>
                <text:p text:style-name="P7"><text:span text:style-name="T4">brand : adidas </text:span></text:p>
                <text:p text:style-name="P7"><text:span text:style-name="T4">color: red </text:span></text:p>
                <text:p text:style-name="P7"><text:span text:style-name="T4">Size :8</text:span></text:p>
                <text:p text:style-name="P7"><text:span text:style-name="T4"/></text:p>
                <text:p text:style-name="P8"><text:span text:style-name="T7">searchShoe('adidas', 'red', 8)</text:span></text:p>
              </text:list-header>
            </text:list>
          </draw:text-box>
        </draw:frame>
        <draw:frame presentation:style-name="pr4" draw:text-style-name="P9" draw:layer="layout" svg:width="12.297cm" svg:height="12.179cm" svg:x="14.313cm" svg:y="5.066cm" presentation:class="outline">
          <draw:text-box>
            <text:list text:style-name="L2">
              <text:list-header>
                <text:p text:style-name="P9"><text:span text:style-name="T6">Expected</text:span></text:p>
                <text:p><text:span text:style-name="T8">{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 Test 3" draw:style-name="dp1" draw:master-page-name="Vintage" presentation:presentation-page-layout-name="AL4T3">
        <draw:frame presentation:style-name="pr6" draw:text-style-name="P10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 text:style-name="P4"><text:span text:style-name="T2">search for a single stock shoe</text:span><text:span text:style-name="T2"><text:line-break/></text:span><text:span text:style-name="T5">Test 3</text:span></text:p>
              </text:list-header>
            </text:list>
          </draw:text-box>
        </draw:frame>
        <draw:frame presentation:style-name="pr4" draw:text-style-name="P9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6"><text:span text:style-name="T6">Test</text:span> </text:p>
                <text:p text:style-name="P7"><text:span text:style-name="T4">brand : china teki</text:span></text:p>
                <text:p text:style-name="P7"><text:span text:style-name="T4">color: pink </text:span></text:p>
                <text:p text:style-name="P7"><text:span text:style-name="T4">Size :4</text:span></text:p>
                <text:p text:style-name="P7"><text:span text:style-name="T4"/></text:p>
                <text:p text:style-name="P8"><text:span text:style-name="T7">searchShoe('china teki', 'pink', 4)</text:span></text:p>
              </text:list-header>
            </text:list>
          </draw:text-box>
        </draw:frame>
        <draw:frame presentation:style-name="pr4" draw:text-style-name="P9" draw:layer="layout" svg:width="12.297cm" svg:height="12.179cm" svg:x="14.313cm" svg:y="5.066cm" presentation:class="outline">
          <draw:text-box>
            <text:list text:style-name="L2">
              <text:list-header>
                <text:p text:style-name="P9"><text:span text:style-name="T6">Expected</text:span></text:p>
                <text:p><text:span text:style-name="T8">{</text:span></text:p>
                <text:p><text:span text:style-name="T8">brand : 'china teki',</text:span></text:p>
                <text:p><text:span text:style-name="T8">color : 'pink',</text:span></text:p>
                <text:p><text:span text:style-name="T8">size <text:s/>: 4,</text:span></text:p>
                <text:p><text:span text:style-name="T8">in_stock : 5</text:span></text:p>
                <text:p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ll shoe with (NAME)" draw:style-name="dp1" draw:master-page-name="Vintage" presentation:presentation-page-layout-name="AL2T1">
        <draw:frame presentation:style-name="pr3" draw:text-style-name="P11" draw:layer="layout" svg:width="22.5cm" svg:height="3.067cm" svg:x="1.4cm" svg:y="0.8cm" presentation:class="title">
          <draw:text-box>
            <text:list text:style-name="L1">
              <text:list-header>
                <text:p text:style-name="P11"><text:span text:style-name="T9">search for all shoe with (NAME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End of test" draw:style-name="dp1" draw:master-page-name="Vintage" presentation:presentation-page-layout-name="AL1T19">
        <draw:frame presentation:style-name="pr3" draw:text-style-name="P12" draw:layer="layout" svg:width="22.5cm" svg:height="3.067cm" svg:x="1.4cm" svg:y="0.8cm" presentation:class="title" presentation:user-transformed="true">
          <draw:text-box>
            <text:p text:style-name="P12"><text:span text:style-name="T10">End of test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Factory function summary" draw:style-name="dp1" draw:master-page-name="Vintage" presentation:presentation-page-layout-name="AL4T3">
        <draw:frame presentation:style-name="pr6" draw:layer="layout" svg:width="22.5cm" svg:height="3.067cm" svg:x="1.4cm" svg:y="0.8cm" presentation:class="title" presentation:user-transformed="true">
          <draw:text-box>
            <text:p>ShoeCatalogue()</text:p>
          </draw:text-box>
        </draw:frame>
        <draw:frame presentation:style-name="pr4" draw:layer="layout" svg:width="8.4cm" svg:height="12.179cm" svg:x="0.8cm" svg:y="5.066cm" presentation:class="outline" presentation:user-transformed="true">
          <draw:text-box>
            <text:list text:style-name="L2">
              <text:list-header>
                <text:p text:style-name="P9"><text:span text:style-name="T11">Global variables</text:span></text:p>
              </text:list-header>
              <text:list-item>
                <text:p><text:span text:style-name="T12">Stock_map</text:span></text:p>
              </text:list-item>
              <text:list-item>
                <text:p><text:span text:style-name="T12">total_stock</text:span></text:p>
              </text:list-item>
              <text:list-item>
                <text:p><text:span text:style-name="T12">Basket</text:span></text:p>
              </text:list-item>
              <text:list-item>
                <text:p><text:span text:style-name="T12">Stock = 1</text:span></text:p>
              </text:list-item>
              <text:list-item>
                <text:p><text:span text:style-name="T12">Colour = black</text:span></text:p>
              </text:list-item>
              <text:list-item>
                <text:p><text:span text:style-name="T12">Size = 6</text:span></text:p>
              </text:list-item>
              <text:list-item>
                <text:p><text:span text:style-name="T12"/></text:p>
              </text:list-item>
            </text:list>
          </draw:text-box>
        </draw:frame>
        <draw:frame presentation:style-name="pr4" draw:text-style-name="P14" draw:layer="layout" svg:width="17.2cm" svg:height="14.934cm" svg:x="9.6cm" svg:y="5.066cm" presentation:class="outline" presentation:user-transformed="true">
          <draw:text-box>
            <text:list text:style-name="L2">
              <text:list-header>
                <text:p text:style-name="P9"><text:span text:style-name="T13">Functions</text:span></text:p>
              </text:list-header>
              <text:list-item>
                <text:p text:style-name="P13"><text:span text:style-name="T4">inStock(map)</text:span></text:p>
              </text:list-item>
              <text:list-item>
                <text:p text:style-name="P13"><text:span text:style-name="T4">searchShoe(brand,colour,size)</text:span></text:p>
              </text:list-item>
              <text:list-item>
                <text:p text:style-name="P13"><text:span text:style-name="T4">searchAll(brand)</text:span></text:p>
              </text:list-item>
              <text:list-item>
                <text:p text:style-name="P13"><text:span text:style-name="T4">addingStock(brand,colour,size,in_stock)</text:span></text:p>
              </text:list-item>
              <text:list-item>
                <text:p text:style-name="P13"><text:span text:style-name="T4">stockShoes()</text:span></text:p>
              </text:list-item>
              <text:list-item>
                <text:p text:style-name="P13"><text:span text:style-name="T4">totalStock(brand)</text:span></text:p>
              </text:list-item>
              <text:list-item>
                <text:p text:style-name="P13"><text:span text:style-name="T4">makeOrder(brand,colour,size)</text:span></text:p>
              </text:list-item>
              <text:list-item>
                <text:p text:style-name="P13"><text:span text:style-name="T4">cancelOrder(index)</text:span></text:p>
              </text:list-item>
              <text:list-item>
                <text:p text:style-name="P13"><text:span text:style-name="T4">inBasket(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nStock(map)" draw:style-name="dp1" draw:master-page-name="Vintage" presentation:presentation-page-layout-name="AL2T1">
        <office:forms form:automatic-focus="false" form:apply-design-mode="false"/>
        <draw:frame presentation:style-name="pr6" draw:text-style-name="P16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15"><text:span text:style-name="T14">inStock(map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akes a map</text:p>
              </text:list-item>
              <text:list-item>
                <text:p>Assign the map to global map</text:p>
              </text:list-item>
              <text:list-item>
                <text:p>This map will most probably come from local storage</text:p>
              </text:list-item>
              <text:list-item>
                <text:p>Return list of ob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Shoe(brand,colour,size)" draw:style-name="dp1" draw:master-page-name="Vintage" presentation:presentation-page-layout-name="AL2T1">
        <draw:frame presentation:style-name="pr6" draw:text-style-name="P17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17"><text:span text:style-name="T15">searchShoe(brand,colour,size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earch for single shoe with its stock</text:p>
              </text:list-item>
              <text:list-item>
                <text:p>Search based on (brand,colour, size)</text:p>
              </text:list-item>
              <text:list-item>
                <text:p>Search on the current Stock</text:p>
              </text:list-item>
              <text:list-item>
                <text:p>Return map of the shoe</text:p>
              </text:list-item>
              <text:list-item>
                <text:p>searchShoe{brand,colour,size,in_stock}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All(brand)" draw:style-name="dp1" draw:master-page-name="Vintage" presentation:presentation-page-layout-name="AL2T1">
        <draw:frame presentation:style-name="pr6" draw:text-style-name="P19" draw:layer="layout" svg:width="22.5cm" svg:height="3.067cm" svg:x="1.4cm" svg:y="0.8cm" presentation:class="title">
          <draw:text-box>
            <text:list text:style-name="L1">
              <text:list-header>
                <text:p text:style-name="P18"><text:span text:style-name="T16">searchAll(brand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earch based on brand only</text:p>
              </text:list-item>
              <text:list-item>
                <text:p>Search for all specific brand stock</text:p>
              </text:list-item>
              <text:list-item>
                <text:p>Search on current stock</text:p>
              </text:list-item>
              <text:list-item>
                <text:p>Return list of ob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4477AA50CE2A87D9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2:40:31.956030155</meta:creation-date>
    <dc:date>2018-05-30T16:26:35.265298849</dc:date>
    <meta:editing-duration>PT1H37M17S</meta:editing-duration>
    <meta:editing-cycles>10</meta:editing-cycles>
    <meta:generator>LibreOffice/5.1.6.2$Linux_X86_64 LibreOffice_project/10m0$Build-2</meta:generator>
    <meta:document-statistic meta:object-count="99"/>
  </office:meta>
</office:document-meta>
</file>